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146cm" table:align="left"/>
    </style:style>
    <style:style style:name="Table1.A" style:family="table-column">
      <style:table-column-properties style:column-width="0.146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093cm" table:align="left"/>
    </style:style>
    <style:style style:name="Table2.A" style:family="table-column">
      <style:table-column-properties style:column-width="0.093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6.807cm" style:rel-column-width="26239*"/>
    </style:style>
    <style:style style:name="Table3.B" style:family="table-column">
      <style:table-column-properties style:column-width="4.787cm" style:rel-column-width="18454*"/>
    </style:style>
    <style:style style:name="Table3.C" style:family="table-column">
      <style:table-column-properties style:column-width="5.406cm" style:rel-column-width="2084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2.411cm"/>
    </style:style>
    <style:style style:name="Table3.5" style:family="table-row">
      <style:table-row-properties style:min-row-height="0.686cm" fo:background-color="transparent" fo:keep-together="auto">
        <style:background-image/>
      </style:table-row-properties>
    </style:style>
    <style:style style:name="Table3.A5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e3.6" style:family="table-row">
      <style:table-row-properties style:min-row-height="1.995cm" fo:background-color="transparent" fo:keep-together="auto">
        <style:background-image/>
      </style:table-row-properties>
    </style:style>
    <style:style style:name="Table3.A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0.146cm" table:align="left"/>
    </style:style>
    <style:style style:name="Table4.A" style:family="table-column">
      <style:table-column-properties style:column-width="0.146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0.093cm" table:align="left"/>
    </style:style>
    <style:style style:name="Table5.A" style:family="table-column">
      <style:table-column-properties style:column-width="0.093cm"/>
    </style:style>
    <style:style style:name="Table5.A1" style:family="table-cell">
      <style:table-cell-properties style:vertical-align="middle"/>
    </style:style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normal" officeooo:rsid="0019f0c2" officeooo:paragraph-rsid="0019f0c2" style:font-size-asian="15pt" style:font-style-asian="italic" style:font-weight-asian="normal" style:font-size-complex="15pt" style:font-style-complex="italic" style:font-weight-complex="normal"/>
    </style:style>
    <style:style style:name="P2" style:family="paragraph" style:parent-style-name="Standard">
      <style:text-properties fo:font-size="15pt" fo:font-style="italic" style:text-underline-style="solid" style:text-underline-width="auto" style:text-underline-color="font-color" fo:font-weight="normal" officeooo:rsid="0019f0c2" officeooo:paragraph-rsid="0029edec" style:font-size-asian="15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fo:font-weight="normal" officeooo:rsid="0032fc84" officeooo:paragraph-rsid="0032fc84" style:font-size-asian="15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9f0c2" officeooo:paragraph-rsid="0019f0c2" style:font-style-asian="italic" style:font-style-complex="italic"/>
    </style:style>
    <style:style style:name="P5" style:family="paragraph" style:parent-style-name="Standard">
      <style:text-properties fo:font-size="12pt" fo:font-style="normal" style:text-underline-style="none" fo:font-weight="normal" officeooo:rsid="001a88fe" officeooo:paragraph-rsid="0029ede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Liberation Serif" fo:font-size="12pt" fo:font-style="italic" style:text-underline-style="none" fo:font-weight="normal" officeooo:rsid="0032fc84" officeooo:paragraph-rsid="0032fc84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Liberation Serif" fo:font-size="12pt" fo:font-style="normal" style:text-underline-style="none" fo:font-weight="normal" officeooo:rsid="0032fc84" officeooo:paragraph-rsid="0019f0c2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font-style="normal" style:text-underline-style="none" fo:font-weight="normal" officeooo:rsid="0032fc84" officeooo:paragraph-rsid="0026def0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9" style:family="paragraph" style:parent-style-name="Standard">
      <style:text-properties style:font-name="Liberation Serif" fo:font-size="12pt" fo:font-style="normal" style:text-underline-style="none" fo:font-weight="normal" officeooo:rsid="0032fc84" officeooo:paragraph-rsid="0032fc84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officeooo:rsid="0032fc84" officeooo:paragraph-rsid="0032fc84" style:font-name-asian="DejaVu Sans Mono" style:font-name-complex="Liberation Mono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officeooo:rsid="0033dbf7" officeooo:paragraph-rsid="0033dbf7" style:font-name-asian="DejaVu Sans Mono" style:font-name-complex="Liberation Mono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style="normal" style:text-underline-style="none" fo:font-weight="normal" officeooo:rsid="0032fc84" officeooo:paragraph-rsid="0032fc84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style="normal" style:text-underline-style="none" fo:font-weight="normal" officeooo:rsid="0033dbf7" officeooo:paragraph-rsid="0033dbf7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fo:font-style="normal" style:text-underline-style="none" fo:font-weight="normal" officeooo:rsid="003402ac" officeooo:paragraph-rsid="0032fc84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officeooo:rsid="0032fc84" officeooo:paragraph-rsid="0032fc84" style:font-name-asian="DejaVu Sans Mono" style:font-size-asian="8.75pt" style:font-name-complex="Liberation Mono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fo:font-style="normal" style:text-underline-style="none" fo:font-weight="normal" officeooo:rsid="00357af9" officeooo:paragraph-rsid="00357af9" style:font-name-asian="DejaVu Sans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fo:font-style="normal" style:text-underline-style="none" fo:font-weight="normal" officeooo:rsid="00357af9" officeooo:paragraph-rsid="00357af9" style:font-name-asian="DejaVu Sans Mono" style:font-size-asian="8.75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fo:font-style="normal" style:text-underline-style="none" fo:font-weight="normal" officeooo:rsid="0038bf28" officeooo:paragraph-rsid="0038bf28" style:font-name-asian="DejaVu Sans Mono" style:font-size-asian="8.75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20" style:family="paragraph" style:parent-style-name="Preformatted_20_Text">
      <style:paragraph-properties fo:text-align="start" style:justify-single-word="false" style:writing-mode="lr-tb"/>
      <style:text-properties style:font-name="Liberation Serif" fo:font-size="12pt" style:font-size-asian="12pt" style:font-size-complex="12pt" loext:padding="0cm" loext:border="none"/>
    </style:style>
    <style:style style:name="P21" style:family="paragraph" style:parent-style-name="Preformatted_20_Text">
      <style:paragraph-properties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22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font-style="normal" style:text-underline-style="none" fo:font-weight="normal" officeooo:rsid="0032fc84" officeooo:paragraph-rsid="0032fc84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font-style="normal" style:text-underline-style="none" fo:font-weight="normal" officeooo:rsid="003402ac" officeooo:paragraph-rsid="003402ac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4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font-style="normal" style:text-underline-style="none" fo:font-weight="normal" officeooo:rsid="0032fc84" officeooo:paragraph-rsid="0033dbf7" style:font-name-asian="DejaVu Sans Mono" style:font-size-asian="8.75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25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P26" style:family="paragraph" style:parent-style-name="Preformatted_20_Text">
      <style:paragraph-properties fo:text-align="start" style:justify-single-word="false" style:writing-mode="lr-tb"/>
    </style:style>
    <style:style style:name="P2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loext:padding="0cm" loext:border="none"/>
    </style:style>
    <style:style style:name="P28" style:family="paragraph" style:parent-style-name="Standard" style:list-style-name="L1">
      <style:text-properties style:font-name="Liberation Serif" fo:font-size="12pt" fo:font-style="normal" style:text-underline-style="none" fo:font-weight="normal" officeooo:rsid="0032fc84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9" style:family="paragraph" style:parent-style-name="Standard" style:list-style-name="L1">
      <style:text-properties style:font-name="Liberation Serif" fo:font-size="12pt" fo:font-style="normal" style:text-underline-style="none" fo:font-weight="normal" officeooo:rsid="0032fc84" officeooo:paragraph-rsid="001d349c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0" style:family="paragraph" style:parent-style-name="Standard" style:list-style-name="L1">
      <style:text-properties style:font-name="Liberation Serif" fo:font-size="12pt" fo:font-style="normal" style:text-underline-style="none" fo:font-weight="normal" officeooo:rsid="0032fc84" officeooo:paragraph-rsid="001eacd6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1" style:family="paragraph" style:parent-style-name="Standard" style:list-style-name="L1">
      <style:text-properties style:font-name="Liberation Serif" fo:font-size="12pt" fo:font-style="normal" style:text-underline-style="none" fo:font-weight="normal" officeooo:rsid="0032fc84" officeooo:paragraph-rsid="001fc7b6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2" style:family="paragraph" style:parent-style-name="Standard" style:list-style-name="L1">
      <style:text-properties style:font-name="Liberation Serif" fo:font-size="12pt" fo:font-style="normal" style:text-underline-style="none" fo:font-weight="normal" officeooo:rsid="0032fc84" officeooo:paragraph-rsid="0026def0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3" style:family="paragraph" style:parent-style-name="Standard" style:list-style-name="L2">
      <style:text-properties style:font-name="Liberation Serif" fo:font-size="12pt" fo:font-style="normal" style:text-underline-style="none" fo:font-weight="normal" officeooo:rsid="0032fc84" officeooo:paragraph-rsid="0029edec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4" style:family="paragraph" style:parent-style-name="Standard" style:list-style-name="L2">
      <style:text-properties style:font-name="Liberation Serif" fo:font-size="12pt" fo:font-style="normal" style:text-underline-style="none" fo:font-weight="normal" officeooo:rsid="0032fc84" officeooo:paragraph-rsid="002e447f" style:font-name-asian="DejaVu Sans Mono" style:font-size-asian="10.5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5" style:family="paragraph" style:parent-style-name="Table_20_Contents" style:list-style-name="L3">
      <style:paragraph-properties fo:text-align="start" style:justify-single-word="false"/>
      <style:text-properties style:font-name="Liberation Serif" fo:font-size="10pt" officeooo:rsid="0032fc84" officeooo:paragraph-rsid="0032fc84" style:font-name-asian="DejaVu Sans Mono" style:font-size-asian="8.75pt" style:font-name-complex="Liberation Mono" style:font-size-complex="10pt"/>
    </style:style>
    <style:style style:name="P36" style:family="paragraph" style:parent-style-name="Table_20_Contents" style:list-style-name="L3">
      <style:paragraph-properties fo:text-align="start" style:justify-single-word="false"/>
      <style:text-properties style:font-name="Liberation Serif" fo:font-size="10pt" officeooo:rsid="0032fc84" officeooo:paragraph-rsid="0033dbf7" style:font-name-asian="DejaVu Sans Mono" style:font-size-asian="8.75pt" style:font-name-complex="Liberation Mono" style:font-size-complex="10pt"/>
    </style:style>
    <style:style style:name="P37" style:family="paragraph" style:parent-style-name="Table_20_Contents" style:list-style-name="L4">
      <style:paragraph-properties fo:text-align="start" style:justify-single-word="false"/>
      <style:text-properties style:font-name="Liberation Serif" fo:font-size="10pt" fo:font-style="normal" style:text-underline-style="none" fo:font-weight="normal" officeooo:rsid="0038bf28" officeooo:paragraph-rsid="0038bf28" style:font-name-asian="DejaVu Sans Mono" style:font-size-asian="8.75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38" style:family="paragraph" style:parent-style-name="Preformatted_20_Text" style:list-style-name="L3">
      <style:paragraph-properties fo:text-align="start" style:justify-single-word="false" style:writing-mode="lr-tb"/>
      <style:text-properties style:font-name="Liberation Serif" fo:font-size="10pt" officeooo:paragraph-rsid="0032fc84" style:font-name-asian="DejaVu Sans Mono" style:font-size-asian="10pt" style:font-name-complex="Liberation Mono" style:font-size-complex="10pt" loext:padding="0cm" loext:border="none"/>
    </style:style>
    <style:style style:name="P39" style:family="paragraph" style:parent-style-name="Preformatted_20_Text" style:list-style-name="L3">
      <style:paragraph-properties fo:text-align="start" style:justify-single-word="false" style:writing-mode="lr-tb"/>
      <style:text-properties style:font-name="Liberation Serif" fo:font-size="10pt" officeooo:rsid="0032fc84" officeooo:paragraph-rsid="0032fc84" style:font-name-asian="DejaVu Sans Mono" style:font-size-asian="10pt" style:font-name-complex="Liberation Mono" style:font-size-complex="10pt" loext:padding="0cm" loext:border="none"/>
    </style:style>
    <style:style style:name="P40" style:family="paragraph" style:parent-style-name="Preformatted_20_Text" style:list-style-name="L3">
      <style:paragraph-properties fo:text-align="start" style:justify-single-word="false" style:writing-mode="lr-tb"/>
      <style:text-properties style:font-name="Liberation Serif" fo:font-size="10pt" fo:font-style="normal" style:text-underline-style="none" fo:font-weight="normal" officeooo:rsid="001fc7b6" officeooo:paragraph-rsid="0032fc84" style:font-name-asian="DejaVu Sans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41" style:family="paragraph" style:parent-style-name="Preformatted_20_Text" style:list-style-name="L3">
      <style:paragraph-properties fo:text-align="start" style:justify-single-word="false" style:writing-mode="lr-tb"/>
      <style:text-properties style:font-name="Liberation Serif" fo:font-size="10pt" fo:font-style="normal" style:text-underline-style="none" fo:font-weight="normal" officeooo:rsid="0032fc84" officeooo:paragraph-rsid="0032fc84" style:font-name-asian="DejaVu Sans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42" style:family="paragraph" style:parent-style-name="Preformatted_20_Text" style:list-style-name="L4">
      <style:paragraph-properties fo:text-align="start" style:justify-single-word="false" style:writing-mode="lr-tb"/>
      <style:text-properties style:font-name="Liberation Serif" fo:font-size="10pt" fo:font-style="normal" style:text-underline-style="none" fo:font-weight="normal" officeooo:rsid="0032fc84" officeooo:paragraph-rsid="003402ac" style:font-name-asian="DejaVu Sans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43" style:family="paragraph" style:parent-style-name="Preformatted_20_Text" style:list-style-name="L4">
      <style:paragraph-properties fo:text-align="start" style:justify-single-word="false" style:writing-mode="lr-tb"/>
      <style:text-properties style:font-name="Liberation Serif" fo:font-size="10pt" fo:font-style="normal" style:text-underline-style="none" fo:font-weight="normal" officeooo:rsid="003402ac" officeooo:paragraph-rsid="003402ac" style:font-name-asian="DejaVu Sans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44" style:family="paragraph" style:parent-style-name="Preformatted_20_Text" style:list-style-name="L5">
      <style:paragraph-properties fo:text-align="start" style:justify-single-word="false" style:writing-mode="lr-tb"/>
      <style:text-properties style:font-name="Liberation Serif" fo:font-size="10pt" fo:font-style="normal" style:text-underline-style="none" fo:font-weight="normal" officeooo:rsid="003402ac" officeooo:paragraph-rsid="00357af9" style:font-name-asian="DejaVu Sans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45" style:family="paragraph" style:parent-style-name="Preformatted_20_Text" style:list-style-name="L6">
      <style:paragraph-properties fo:text-align="start" style:justify-single-word="false" style:writing-mode="lr-tb"/>
      <style:text-properties style:font-name="Liberation Serif" fo:font-size="10pt" fo:font-style="normal" style:text-underline-style="none" fo:font-weight="normal" officeooo:rsid="00357af9" officeooo:paragraph-rsid="00357af9" style:font-name-asian="DejaVu Sans Mono" style:font-size-asian="8.75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P46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font-style="italic" style:text-underline-style="none" fo:font-weight="normal" officeooo:rsid="0032fc84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T1" style:family="text">
      <style:text-properties officeooo:rsid="0029edec"/>
    </style:style>
    <style:style style:name="T2" style:family="text">
      <style:text-properties officeooo:rsid="0033dbf7"/>
    </style:style>
    <style:style style:name="T3" style:family="text">
      <style:text-properties officeooo:rsid="003402ac"/>
    </style:style>
    <style:style style:name="T4" style:family="text">
      <style:text-properties officeooo:rsid="00357af9"/>
    </style:style>
    <style:style style:name="T5" style:family="text">
      <style:text-properties officeooo:rsid="003723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text:span text:style-name="T1">Monday </text:span>Notes</text:p>
      <text:p text:style-name="P7"/>
      <text:list xml:id="list1851614424" text:style-name="L1">
        <text:list-item>
          <text:p text:style-name="P29">pwd <text:tab/>//Print Working Directory to help locate files.</text:p>
        </text:list-item>
        <text:list-item>
          <text:p text:style-name="P29">ls <text:tab/>//list the contents of directory</text:p>
        </text:list-item>
        <text:list-item>
          <text:p text:style-name="P29">cd [Location] //changes directories</text:p>
        </text:list-item>
        <text:list-item>
          <text:p text:style-name="P30">mdir<text:tab/>//make directory</text:p>
        </text:list-item>
        <text:list-item>
          <text:p text:style-name="P30">rmdir<text:tab/>//removes a directory</text:p>
        </text:list-item>
        <text:list-item>
          <text:p text:style-name="P28">touch<text:tab/>//creats a blank file</text:p>
        </text:list-item>
        <text:list-item>
          <text:p text:style-name="P31">cp<text:tab/>//copies a file or directory</text:p>
        </text:list-item>
        <text:list-item>
          <text:p text:style-name="P31">mv<text:tab/>//moves file or directory</text:p>
        </text:list-item>
        <text:list-item>
          <text:p text:style-name="P31">rm<text:tab/>//Deletes a file or directiry</text:p>
        </text:list-item>
        <text:list-item>
          <text:p text:style-name="P32">r<text:tab/>//View the contents</text:p>
        </text:list-item>
        <text:list-item>
          <text:p text:style-name="P32">w<text:tab/>//Change the contents</text:p>
        </text:list-item>
        <text:list-item>
          <text:p text:style-name="P32">x<text:tab/>//run a file (as its a script/program)</text:p>
        </text:list-item>
        <text:list-item>
          <text:p text:style-name="P32">Sudo<text:tab/>//Runs programs with different privilege like default and superuser</text:p>
        </text:list-item>
      </text:list>
      <text:p text:style-name="P8"/>
      <text:p text:style-name="P8"/>
      <text:p text:style-name="P2"><text:span text:style-name="T1">Tuesday </text:span>Notes</text:p>
      <text:p text:style-name="P5"/>
      <text:list xml:id="list138305759" text:style-name="L2">
        <text:list-item>
          <text:p text:style-name="P33">Select Room [1-4] :</text:p>
        </text:list-item>
        <text:list-item>
          <text:p text:style-name="P33">Your Name: James</text:p>
        </text:list-item>
        <text:list-item>
          <text:p text:style-name="P33">Start Date: 05/08/2019</text:p>
        </text:list-item>
        <text:list-item>
          <text:p text:style-name="P33">Start Time: 10:00 </text:p>
        </text:list-item>
        <text:list-item>
          <text:p text:style-name="P33">End Time: 10:45</text:p>
        </text:list-item>
        <text:list-item>
          <text:p text:style-name="P34">End Date: 05/08/2019</text:p>
        </text:list-item>
      </text:list>
      <text:p text:style-name="P9"/>
      <text:p text:style-name="P3">Thrusday Notes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0"/>
                </table:table-cell>
              </table:table-row>
            </table:table>
            <text:p text:style-name="P1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Main Task</text:p>
          </table:table-cell>
          <table:table-cell table:style-name="Table3.A1" office:value-type="string">
            <text:p text:style-name="P11">Progress?</text:p>
          </table:table-cell>
          <table:table-cell table:style-name="Table3.C1" office:value-type="string">
            <text:p text:style-name="P12">Notes</text:p>
          </table:table-cell>
        </table:table-row>
        <table:table-row>
          <table:table-cell table:style-name="Table3.A2" office:value-type="string">
            <text:list xml:id="list1926678860" text:style-name="L3">
              <text:list-item>
                <text:p text:style-name="P38">Book meeting rooms</text:p>
              </text:list-item>
              <text:list-item>
                <text:p text:style-name="P40">Maintain list of rooms</text:p>
              </text:list-item>
              <text:list-item>
                <text:p text:style-name="P40">Check availbility of rooms</text:p>
              </text:list-item>
            </text:list>
          </table:table-cell>
          <table:table-cell table:style-name="Table3.A2" office:value-type="string">
            <text:list xml:id="list153611062447365" text:continue-numbering="true" text:style-name="L3">
              <text:list-item>
                <text:p text:style-name="P35">Works</text:p>
              </text:list-item>
              <text:list-item>
                <text:p text:style-name="P35">Needs working on</text:p>
              </text:list-item>
              <text:list-item>
                <text:p text:style-name="P35">Needs working on</text:p>
              </text:list-item>
            </text:list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2">Main Menu</text:p>
          </table:table-cell>
          <table:table-cell table:style-name="Table3.A2" office:value-type="string">
            <text:p text:style-name="P13">Progress?</text:p>
          </table:table-cell>
          <table:table-cell table:style-name="Table3.C2" office:value-type="string">
            <text:p text:style-name="P14">Notes</text:p>
          </table:table-cell>
        </table:table-row>
        <table:table-row table:style-name="Table3.4">
          <table:table-cell table:style-name="Table3.A2" office:value-type="string">
            <text:list xml:id="list153612200828582" text:continue-numbering="true" text:style-name="L3">
              <text:list-item>
                <text:p text:style-name="P39">User is presented with <text:span text:style-name="T2">0</text:span>-<text:span text:style-name="T3">4</text:span> options</text:p>
              </text:list-item>
              <text:list-item>
                <text:p text:style-name="P41">User can then choose a function</text:p>
                <text:list>
                  <text:list-item>
                    <text:p text:style-name="P41">Addbooking data</text:p>
                  </text:list-item>
                  <text:list-item>
                    <text:p text:style-name="P41">Editing Booking</text:p>
                  </text:list-item>
                  <text:list-item>
                    <text:p text:style-name="P41">check availbility</text:p>
                  </text:list-item>
                  <text:list-item>
                    <text:p text:style-name="P41">Exit the program</text:p>
                  </text:list-item>
                </text:list>
              </text:list-item>
            </text:list>
          </table:table-cell>
          <table:table-cell table:style-name="Table3.A2" office:value-type="string">
            <text:list xml:id="list153610402961098" text:continue-numbering="true" text:style-name="L3">
              <text:list-item>
                <text:p text:style-name="P35">Works</text:p>
              </text:list-item>
              <text:list-item>
                <text:p text:style-name="P35">Works</text:p>
              </text:list-item>
              <text:list-item>
                <text:p text:style-name="P35">Works</text:p>
              </text:list-item>
              <text:list-item>
                <text:p text:style-name="P35">Started working on</text:p>
              </text:list-item>
              <text:list-item>
                <text:p text:style-name="P35">Needs working on</text:p>
              </text:list-item>
              <text:list-item>
                <text:p text:style-name="P36">Needs working on</text:p>
              </text:list-item>
            </text:list>
          </table:table-cell>
          <table:table-cell table:style-name="Table3.C2" office:value-type="string">
            <text:p text:style-name="P16">Requires pass on function which are not set up yet.</text:p>
            <text:p text:style-name="P24"/>
            <text:p text:style-name="P24">User <text:span text:style-name="T2">needs to</text:span> retur<text:span text:style-name="T2">n</text:span> to the main menu after every option <text:span text:style-name="T3">to exit program</text:span></text:p>
          </table:table-cell>
        </table:table-row>
        <table:table-row table:style-name="Table3.5">
          <table:table-cell table:style-name="Table3.A5" office:value-type="string">
            <text:p text:style-name="P23">Addbooking data</text:p>
          </table:table-cell>
          <table:table-cell table:style-name="Table3.A5" office:value-type="string">
            <text:p text:style-name="P13">Progress?</text:p>
          </table:table-cell>
          <table:table-cell table:style-name="Table3.A5" office:value-type="string">
            <text:p text:style-name="P14">Notes</text:p>
          </table:table-cell>
        </table:table-row>
        <table:table-row table:style-name="Table3.6">
          <table:table-cell table:style-name="Table3.A5" office:value-type="string">
            <text:list xml:id="list2552814119" text:style-name="L4">
              <text:list-item>
                <text:p text:style-name="P42">User must input Name, Room #, Start/End #, Start/End #</text:p>
              </text:list-item>
              <text:list-item>
                <text:p text:style-name="P43">Input must be compiled to a single list which is writen to a text file ine by line.Which makes the input split by spaces/commas.</text:p>
              </text:list-item>
            </text:list>
          </table:table-cell>
          <table:table-cell table:style-name="Table3.A5" office:value-type="string">
            <text:list xml:id="list153610306682465" text:continue-numbering="true" text:style-name="L4">
              <text:list-item>
                <text:p text:style-name="P37">Works</text:p>
              </text:list-item>
            </text:list>
            <text:p text:style-name="P19"/>
            <text:list xml:id="list153611800262203" text:continue-numbering="true" text:style-name="L4">
              <text:list-item>
                <text:p text:style-name="P37">Works</text:p>
              </text:list-item>
            </text:list>
          </table:table-cell>
          <table:table-cell table:style-name="Table3.A5" office:value-type="string">
            <text:p text:style-name="P17">Spliting the data up to be merge into different parts/ <text:span text:style-name="T5">should apply to DD/MM/YEAR for slashes and HH:MM for the semi-colon</text:span></text:p>
          </table:table-cell>
        </table:table-row>
        <table:table-row table:style-name="Table3.5">
          <table:table-cell table:style-name="Table3.A5" office:value-type="string">
            <text:p text:style-name="P23">Editing Booking</text:p>
          </table:table-cell>
          <table:table-cell table:style-name="Table3.A5" office:value-type="string">
            <text:p text:style-name="P13">Progress?</text:p>
          </table:table-cell>
          <table:table-cell table:style-name="Table3.A5" office:value-type="string">
            <text:p text:style-name="P14">Notes</text:p>
          </table:table-cell>
        </table:table-row>
        <table:table-row table:style-name="Table3.5">
          <table:table-cell table:style-name="Table3.A8" office:value-type="string">
            <text:list xml:id="list3435510879" text:style-name="L5">
              <text:list-item>
                <text:p text:style-name="P44">Deleting the booking</text:p>
              </text:list-item>
              <text:list-item>
                <text:p text:style-name="P44">Modifiying the booking <text:span text:style-name="T4">if a mistake has occurred or meeting is postponed</text:span></text:p>
              </text:list-item>
            </text:list>
          </table:table-cell>
          <table:table-cell table:style-name="Table3.A8" office:value-type="string">
            <text:p text:style-name="P18">Delete; </text:p>
            <text:p text:style-name="P18"/>
            <text:p text:style-name="P18">Modify; loop from delete which present each data to be modified</text:p>
          </table:table-cell>
          <table:table-cell table:style-name="Table3.A8" office:value-type="string">
            <text:p text:style-name="P18">Using the splitting method from addbooking data, the user should input their name to get result/entries</text:p>
            <text:p text:style-name="P18">,which will display..</text:p>
          </table:table-cell>
        </table:table-row>
        <text:soft-page-break/>
        <table:table-row table:style-name="Table3.5">
          <table:table-cell table:style-name="Table3.A8" office:value-type="string">
            <text:p text:style-name="P23">Check Availbiltity</text:p>
          </table:table-cell>
          <table:table-cell table:style-name="Table3.A8" office:value-type="string">
            <text:p text:style-name="P13">Progress?</text:p>
          </table:table-cell>
          <table:table-cell table:style-name="Table3.A8" office:value-type="string">
            <text:p text:style-name="P14">Notes</text:p>
          </table:table-cell>
        </table:table-row>
        <table:table-row table:style-name="Table3.5">
          <table:table-cell table:style-name="Table3.A8" office:value-type="string">
            <text:list xml:id="list1174907695" text:style-name="L6">
              <text:list-item>
                <text:p text:style-name="P45">Displays each input from name to time too see which room is availbile or to check.</text:p>
              </text:list-item>
            </text:list>
          </table:table-cell>
          <table:table-cell table:style-name="Table3.A8" office:value-type="string">
            <text:p text:style-name="P15"/>
          </table:table-cell>
          <table:table-cell table:style-name="Table3.A8" office:value-type="string">
            <text:p text:style-name="P15"/>
          </table:table-cell>
        </table:table-row>
        <table:table-row table:style-name="Table3.5">
          <table:table-cell table:style-name="Table3.A8" office:value-type="string">
            <text:p text:style-name="P23">Exiting the program</text:p>
          </table:table-cell>
          <table:table-cell table:style-name="Table3.A8" office:value-type="string">
            <text:p text:style-name="P13">Progress?</text:p>
          </table:table-cell>
          <table:table-cell table:style-name="Table3.A8" office:value-type="string">
            <text:p text:style-name="P14">Notes</text:p>
          </table:table-cell>
        </table:table-row>
      </table:table>
      <text:p text:style-name="P20"/>
      <text:p text:style-name="P20"/>
      <text:p text:style-name="P21"/>
      <text:p text:style-name="P20"/>
      <text:p text:style-name="P20"/>
      <text:p text:style-name="P20"/>
      <text:p text:style-name="P20"/>
      <text:p text:style-name="P6"/>
      <table:table table:name="Table4" table:style-name="Table4">
        <table:table-column table:style-name="Table4.A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0"/>
                </table:table-cell>
              </table:table-row>
            </table:table>
            <text:p text:style-name="P10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font-style="normal" style:text-underline-style="none" fo:font-weight="normal" officeooo:rsid="001fc7b6" style:font-size-asian="10.5pt" style:font-style-asian="normal" style:font-weight-asian="normal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1:10:00.870527139</meta:creation-date>
    <dc:date>2019-08-09T15:36:10.129134465</dc:date>
    <meta:editing-duration>PT8H48M49S</meta:editing-duration>
    <meta:editing-cycles>14</meta:editing-cycles>
    <meta:generator>LibreOffice/6.0.7.3$Linux_X86_64 LibreOffice_project/00m0$Build-3</meta:generator>
    <meta:document-statistic meta:table-count="5" meta:image-count="0" meta:object-count="0" meta:page-count="2" meta:paragraph-count="72" meta:word-count="361" meta:character-count="1909" meta:non-whitespace-character-count="1660"/>
  </office:meta>
</office:document-meta>
</file>